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paragraph-properties fo:break-before="page"/>
      <style:text-properties fo:language="fr" fo:country="FR" officeooo:paragraph-rsid="00118406"/>
    </style:style>
    <style:style style:name="P20" style:family="paragraph" style:parent-style-name="Heading_20_1">
      <style:text-properties fo:language="fr" fo:country="FR" officeooo:paragraph-rsid="00118406"/>
    </style:style>
    <style:style style:name="P21" style:family="paragraph" style:parent-style-name="Heading_20_1">
      <style:text-properties fo:language="fr" fo:country="FR" officeooo:paragraph-rsid="00169fbf"/>
    </style:style>
    <style:style style:name="P22" style:family="paragraph" style:parent-style-name="Text_20_body">
      <style:text-properties fo:language="fr" fo:country="FR" officeooo:rsid="00160576" officeooo:paragraph-rsid="001605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371d4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>Documentation <text:span text:style-name="T9">Concepteur</text:span> BertheVario<text:span text:style-name="T9">Tac</text:span></text:p>
      <text:p text:style-name="P5"/>
      <text:p text:style-name="P5"/>
      <text:p text:style-name="P5"/>
      <text:p text:style-name="P6">Projet d’<text:span text:style-name="T9">alti vario gps parapente</text:span></text:p>
      <text:p text:style-name="P6"/>
      <text:p text:style-name="P7">à base de 2.8inch ESP32-2432S028</text:p>
      <text:p text:style-name="P6"/>
      <text:p text:style-name="P11"><text:span text:style-name="T1">Version :</text:span> <text:span text:style-name="T1">20240</text:span><text:span text:style-name="T2">9</text:span><text:span text:style-name="T3">2</text:span><text:span text:style-name="T5">1</text:span><text:span text:style-name="T3">a</text:span></text:p>
      <text:p text:style-name="P11"><text:span text:style-name="T4"/></text:p>
      <text:p text:style-name="P11"><text:span text:style-name="T4"/></text:p>
      <text:p text:style-name="P13">https://github.com/gitberthe/BertheVario<text:span text:style-name="T9">Tac</text:span></text:p>
      <text:p text:style-name="P6"/>
      <text:p text:style-name="P6"/>
      <text:p text:style-name="P6"/>
      <text:p text:style-name="P8">Compilé avec Visual Studio Code / <text:span text:style-name="T11">PlatformIO</text:span></text:p>
      <text:p text:style-name="P10"/>
      <text:p text:style-name="P10"/>
      <text:p text:style-name="P9">Espressif Systems </text:p>
      <text:p text:style-name="P8"><text:span text:style-name="T6">ESP32 </text:span><text:span text:style-name="T7">Dev Module</text:span></text:p>
      <text:p text:style-name="P8"><text:span text:style-name="T9">ESP32-2432S028</text:span><text:span text:style-name="T8"> </text:span><text:span text:style-name="T6">Arduino</text:span></text:p>
      <text:p text:style-name="P7">Wroom 32</text:p>
      <text:p text:style-name="P8"/>
      <text:p text:style-name="P8"><text:s/>langage C++.</text:p>
      <text:p text:style-name="P8"/>
      <text:p text:style-name="P15"/>
      <text:p text:style-name="P16"/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Définition du câblage :<text:tab/>3</text:a></text:p>
        </text:index-body>
      </text:table-of-content>
      <text:p text:style-name="P14"/>
      <text:h text:style-name="P19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4">De meme, il faut copier ./.pio/libdeps/esp32dev/LovyanGFX/examples/Advanced/LVGL_PlatformIO/src/lv_conf.h dans ./src/Screen/lv_conf.h</text:p>
      <text:p text:style-name="P4"/>
      <text:p text:style-name="P4">La compilation du logiciel peut alors s’effectuer.</text:p>
      <text:h text:style-name="P21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suite dans le tableau de calibration. On a ainsi les bonnes coordonnées XY d’un point appuyé.</text:span></text:p>
      <text:h text:style-name="P20" text:outline-level="1"><text:bookmark-start text:name="__RefHeading___Toc3992_1226284572"/><text:span text:style-name="T10">Définition du câblage </text:span>:<text:bookmark-end text:name="__RefHeading___Toc3992_122628457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25" meta:word-count="181" meta:character-count="1450" meta:non-whitespace-character-count="1293"/>
  </office:meta>
</office:document-meta>
</file>